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
    <style:style style:name="P9" style:family="paragraph" style:parent-style-name="Text_20_body" style:list-style-name="L12"/>
    <style:style style:name="P10" style:family="paragraph" style:parent-style-name="Text_20_body" style:list-style-name="L51">
      <style:text-properties style:font-name="ArialMT" fo:font-size="12pt"/>
    </style:style>
    <style:style style:name="P11" style:family="paragraph" style:parent-style-name="Text_20_body" style:list-style-name="L12">
      <style:paragraph-properties fo:margin-top="0.111in" fo:margin-bottom="0.111in"/>
    </style:style>
    <style:style style:name="P12" style:family="paragraph" style:parent-style-name="Text_20_body" style:list-style-name="L12">
      <style:paragraph-properties fo:margin-top="0.111in" fo:margin-bottom="0.111in"/>
      <style:text-properties fo:color="#000000"/>
    </style:style>
    <style:style style:name="P13" style:family="paragraph" style:parent-style-name="Text_20_body" style:list-style-name="L12">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3"/>
    <style:style style:name="P27" style:family="paragraph" style:parent-style-name="Standard" style:list-style-name="L14"/>
    <style:style style:name="P28" style:family="paragraph" style:parent-style-name="Standard" style:list-style-name="L15"/>
    <style:style style:name="P29" style:family="paragraph" style:parent-style-name="Standard" style:list-style-name="L16"/>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2"/>
    <style:style style:name="P65" style:family="paragraph" style:parent-style-name="Standard" style:list-style-name="L53"/>
    <style:style style:name="P66" style:family="paragraph" style:parent-style-name="Standard" style:list-style-name="L54"/>
    <style:style style:name="P67" style:family="paragraph" style:parent-style-name="Standard" style:list-style-name="L55"/>
    <style:style style:name="P68" style:family="paragraph" style:parent-style-name="Standard" style:list-style-name="L56"/>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9"/>
    <style:style style:name="P72" style:family="paragraph" style:parent-style-name="Standard" style:list-style-name="L60"/>
    <style:style style:name="P73" style:family="paragraph" style:parent-style-name="Standard" style:list-style-name="L61"/>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5"/>
    <style:style style:name="P147" style:family="paragraph" style:parent-style-name="Standard" style:list-style-name="L13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2.4</text:p>
      <text:list xml:id="list6165692869802814883" text:style-name="L135">
        <text:list-item>
          <text:p text:style-name="P146">makes tab/panel order sticky<text:line-break/></text:p>
        </text:list-item>
        <text:list-item>
          <text:p text:style-name="P146">analysis tab always opens first, but automatic switch to Lightcurves tab occurs upon file read.<text:line-break/></text:p>
        </text:list-item>
        <text:list-item>
          <text:p text:style-name="P146">'target' lightcurve cannot no longer be moved up or down. If there is an overlapping lightcurve, move the non-target lightcurve to clear the overlap.<text:line-break/></text:p>
        </text:list-item>
      </text:list>
      <text:p text:style-name="Standard">version 4.2.3</text:p>
      <text:list xml:id="list6353301934879690706" text:style-name="L1">
        <text:list-item>
          <text:p text:style-name="P15">fixes block integration that was broken by the new lightcurve selection code.<text:line-break/></text:p>
        </text:list-item>
        <text:list-item>
          <text:p text:style-name="P15">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2803641970124181402" text:style-name="L2">
        <text:list-item>
          <text:p text:style-name="P16">adds logging/reporting of the curve (if any) used for normalization and the smoothing interval used.<text:line-break/> </text:p>
        </text:list-item>
      </text:list>
      <text:p text:style-name="Standard">version 4.2.2</text:p>
      <text:list xml:id="list7781623549506900438" text:style-name="L3">
        <text:list-item>
          <text:p text:style-name="P17">adds a new tab/panel for controlling the display of lightcurves. From the 'help button' on that tab:</text:p>
          <text:p text:style-name="P17"/>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text:soft-page-break/>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1480963772" text:continue-numbering="true" text:style-name="L3">
        <text:list-item>
          <text:p text:style-name="P17">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17">added (back again) a spinbox on the Setting/Misc. Tab that allows the dot size used in lightcurve plots to be changed.<text:line-break/></text:p>
        </text:list-item>
      </text:list>
      <text:p text:style-name="Standard">version 4.2.1</text:p>
      <text:list xml:id="list3954512187780297139" text:style-name="L4">
        <text:list-item>
          <text:p text:style-name="P18">fixed final report showing NE3 stuff even when NE3 not in use was checked.<text:line-break/></text:p>
        </text:list-item>
      </text:list>
      <text:p text:style-name="Standard">version 4.2.0</text:p>
      <text:list xml:id="list8436036930390043549" text:style-name="L5">
        <text:list-item>
          <text:p text:style-name="P19">improves annotation on <text:span text:style-name="T20">Detectability</text:span> plots by including the magDrop information.<text:line-break/></text:p>
        </text:list-item>
        <text:list-item>
          <text:p text:style-name="P19">eliminates the display of negative drops in the False-Positive histogram<text:line-break/> </text:p>
        </text:list-item>
      </text:list>
      <text:p text:style-name="Standard">version 4.1.9</text:p>
      <text:list xml:id="list3059685465851116247" text:style-name="L6">
        <text:list-item>
          <text:p text:style-name="P20">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3804982396810807355" text:style-name="L7">
        <text:list-item>
          <text:p text:style-name="P21">adds option to write sample light-curve from detectability analysis to a csv file that be imported to PyOTE.<text:line-break/></text:p>
        </text:list-item>
      </text:list>
      <text:p text:style-name="Standard">version 4.1.7</text:p>
      <text:list xml:id="list6510075958586687664" text:style-name="L8">
        <text:list-item>
          <text:p text:style-name="P22">adds the requirement to specify an observation duration when doing a detectability test<text:line-break/></text:p>
        </text:list-item>
        <text:list-item>
          <text:p text:style-name="P22">during a detectability test, if a detectable event was found, a sample light-curve showing such an event is plotted, otherwise the normal False-Positive plot will be shown.<text:line-break/></text:p>
        </text:list-item>
      </text:list>
      <text:p text:style-name="Standard">version 4.1.6</text:p>
      <text:list xml:id="list7514636223422577020" text:style-name="L9">
        <text:list-item>
          <text:p text:style-name="P23">reenables Cholesky failure messages (disabled for testing)<text:line-break/></text:p>
        </text:list-item>
        <text:list-item>
          <text:p text:style-name="P23">Adds test to detectability routine so that the user cannot give an event duration that requires more points than are available in the observation.<text:line-break/></text:p>
        </text:list-item>
      </text:list>
      <text:p text:style-name="Standard">version 4.1.5</text:p>
      <text:list xml:id="list2795398854595622771" text:style-name="L10">
        <text:list-item>
          <text:p text:style-name="P24"><text:soft-page-break/>changed error bar calculation reporting so that the the value reported in the containment interval report matches that reported in the Excel final report when there is no asymmetry present.</text:p>
          <text:p text:style-name="P24"/>
        </text:list-item>
      </text:list>
      <text:p text:style-name="Standard">version 4.1.4</text:p>
      <text:list xml:id="list5552583250647079029" text:style-name="L11">
        <text:list-item>
          <text:p text:style-name="P25">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992181158646204295" text:style-name="L12">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text:soft-page-break/>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7404735035237376147" text:style-name="L13">
        <text:list-header>
          <text:p text:style-name="P26"/>
        </text:list-header>
      </text:list>
      <text:p text:style-name="Standard">version 4.1.2</text:p>
      <text:list xml:id="list8800546795727011904" text:style-name="L14">
        <text:list-item>
          <text:p text:style-name="P27">fixes bug when D only search has been selected<text:line-break/></text:p>
        </text:list-item>
      </text:list>
      <text:p text:style-name="Standard">version 4.1.1</text:p>
      <text:list xml:id="list1871273706575486305" text:style-name="L15">
        <text:list-item>
          <text:p text:style-name="P28">fixes bug where signal columns beyond four were being read <text:s/>as duplicates of column 5.<text:line-break/></text:p>
        </text:list-item>
      </text:list>
      <text:p text:style-name="Standard">version 4.1.0</text:p>
      <text:list xml:id="list4788719821854749462" text:style-name="L16">
        <text:list-item>
          <text:p text:style-name="P29">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8181345400248831566" text:style-name="L17">
        <text:list-item>
          <text:p text:style-name="P30">fixes issue where PyOTE could not read files that it had written.<text:line-break/></text:p>
        </text:list-item>
      </text:list>
      <text:p text:style-name="Standard">version 4.0.8</text:p>
      <text:list xml:id="list8063705694385666486" text:style-name="L18">
        <text:list-item>
          <text:p text:style-name="P31">fixes bug (introduced by a misspelling in version 4.0.7) that kept csv files with more than four apertures from runnig.<text:line-break/></text:p>
        </text:list-item>
      </text:list>
      <text:p text:style-name="Standard">version 4.0.7</text:p>
      <text:list xml:id="list8616732226553663891" text:style-name="L19">
        <text:list-item>
          <text:p text:style-name="P32">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text:soft-page-break/>version 4.0.6</text:p>
      <text:list xml:id="list5190344197140197178" text:style-name="L20">
        <text:list-item>
          <text:p text:style-name="P33">minor GUI changes<text:line-break/></text:p>
        </text:list-item>
      </text:list>
      <text:p text:style-name="Standard">version 4.0.5</text:p>
      <text:list xml:id="list3280165644733893150" text:style-name="L21">
        <text:list-item>
          <text:p text:style-name="P34">if you click outside the light-curve, the closest point will be toggled (so you don't have to zoom in to select the leftmost or rightmost point in a light-curve.<text:line-break/></text:p>
        </text:list-item>
        <text:list-item>
          <text:p text:style-name="P34">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5145486551051173383" text:style-name="L22">
        <text:list-item>
          <text:p text:style-name="P35">a few GUI changes<text:line-break/></text:p>
        </text:list-item>
        <text:list-item>
          <text:p text:style-name="P35">removed the Use as secondary check box. Now if secondary curve is selected (spinner is non-zero), it will be used automatically.<text:line-break/></text:p>
        </text:list-item>
      </text:list>
      <text:p text:style-name="Standard">version 4.0.3</text:p>
      <text:list xml:id="list5685299719287033708" text:style-name="L23">
        <text:list-item>
          <text:p text:style-name="P36">implements a major GUI change: uses tabbed folders to group buttons and other controls. <text:line-break/></text:p>
        </text:list-item>
        <text:list-item>
          <text:p text:style-name="P36">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36">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4486194844216406080" text:style-name="L24">
        <text:list-item>
          <text:p text:style-name="P37">removed a debug print statement that was inadvertently left in. It is responsible for the “mouse event” messages polluting the log file.<text:line-break/></text:p>
        </text:list-item>
      </text:list>
      <text:p text:style-name="Standard">version 4.0.1</text:p>
      <text:list xml:id="list667763045074748939" text:style-name="L25">
        <text:list-item>
          <text:p text:style-name="P38">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742036677848994425" text:style-name="L26">
        <text:list-item>
          <text:p text:style-name="P39">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text:soft-page-break/>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6029423333339103205" text:style-name="L27">
        <text:list-item>
          <text:p text:style-name="P40">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2741309862242676497" text:style-name="L28">
        <text:list-item>
          <text:p text:style-name="P41">one more attempt to solve the gui sizing issue.<text:line-break/></text:p>
        </text:list-item>
        <text:list-item>
          <text:p text:style-name="P41">'sticky' settings are back but are now stored in <text:span text:style-name="T15">pyote.ini</text:span> instead of the<text:line-break/> obscure <text:span text:style-name="T15">simple-ote.ini<text:line-break/></text:span></text:p>
        </text:list-item>
      </text:list>
      <text:p text:style-name="Standard">version 3.9.7</text:p>
      <text:list xml:id="list5801182976448667154" text:style-name="L29">
        <text:list-item>
          <text:p text:style-name="P4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523755219916642416" text:style-name="L30">
        <text:list-item>
          <text:p text:style-name="P43">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5377502406289263589" text:style-name="L31">
        <text:list-item>
          <text:p text:style-name="P4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text:soft-page-break/>If the duration step size is left unfilled or is zero, a single 'detectibility' calculation will be made as before.<text:line-break/></text:p>
        </text:list-item>
      </text:list>
      <text:p text:style-name="Standard">version 3.9.4</text:p>
      <text:list xml:id="list2109611196241394879" text:style-name="L32">
        <text:list-item>
          <text:p text:style-name="P45">attempts to fix over-size initial gui.<text:line-break/></text:p>
        </text:list-item>
      </text:list>
      <text:p text:style-name="Standard">version 3.9.3</text:p>
      <text:list xml:id="list8327667346337648890" text:style-name="L33">
        <text:list-item>
          <text:p text:style-name="P46">makes various improvements to the 'detectability' calculator to make it easier to use.<text:line-break/></text:p>
        </text:list-item>
      </text:list>
      <text:p text:style-name="Standard">version 3.9.2</text:p>
      <text:list xml:id="list3280058834545928154" text:style-name="L34">
        <text:list-item>
          <text:p text:style-name="P47">adds a 'detectability' calculator for use in pre-planning event observation.<text:line-break/></text:p>
        </text:list-item>
        <text:list-item>
          <text:p text:style-name="P4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8127786754570067134" text:style-name="L35">
        <text:list-item>
          <text:p text:style-name="P48">adds an snr calculation to the <text:span text:style-name="T17">Calc baseline stats</text:span> button.<text:line-break/></text:p>
        </text:list-item>
      </text:list>
      <text:p text:style-name="Standard">version 3.9.0</text:p>
      <text:list xml:id="list8726505116712410161" text:style-name="L36">
        <text:list-item>
          <text:p text:style-name="P49">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4497661897009090955" text:style-name="L37">
        <text:list-item>
          <text:p text:style-name="P50">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1289418633662122738" text:style-name="L38">
        <text:list-item>
          <text:p text:style-name="P51">fixed a bug that sometimes kept events that contained a single point at the bottom from producing a report.<text:line-break/></text:p>
        </text:list-item>
      </text:list>
      <text:p text:style-name="Standard">version 3.8.7</text:p>
      <text:list xml:id="list4347782606395513750" text:style-name="L39">
        <text:list-item>
          <text:p text:style-name="P5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84059701234476668" text:style-name="L40">
        <text:list-item>
          <text:p text:style-name="P53">checks for only a single light-curve in the csv file which was causing a 'list index out of range' error message<text:line-break/></text:p>
        </text:list-item>
      </text:list>
      <text:p text:style-name="Standard">version 3.8.5</text:p>
      <text:list xml:id="list8594331810297464832" text:style-name="L41">
        <text:list-item>
          <text:p text:style-name="P54">changed the way QGridLayout was referenced.<text:line-break/><text:soft-page-break/></text:p>
        </text:list-item>
      </text:list>
      <text:p text:style-name="Standard">version 3.8.4</text:p>
      <text:list xml:id="list1270713276146538136" text:style-name="L42">
        <text:list-item>
          <text:p text:style-name="P5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5"/>
        </text:list-item>
      </text:list>
      <text:p text:style-name="Standard">version 3.8.3</text:p>
      <text:list xml:id="list4839644087820632772" text:style-name="L43">
        <text:list-item>
          <text:p text:style-name="P56">adds display of light-curve name (if available in the csv file) to the curve-to-be-analyzed and the normalization curve next to their selection spinners.<text:line-break/></text:p>
        </text:list-item>
      </text:list>
      <text:p text:style-name="Standard">version 3.8.2</text:p>
      <text:list xml:id="list3114105290718813229" text:style-name="L44">
        <text:list-item>
          <text:p text:style-name="P57">3.7.5 introduced a scrollable GUI for small screens. Unfortunately, that caused resizing problem for all users. The version reverts back to the original GUI design.<text:line-break/></text:p>
        </text:list-item>
        <text:list-item>
          <text:p text:style-name="P57">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2914499110592749474" text:style-name="L45">
        <text:list-item>
          <text:p text:style-name="P5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1329866237238318131" text:style-name="L46">
        <text:list-item>
          <text:p text:style-name="P59">adds a tutorial button to supply a quick-start for new or infrequent users.<text:line-break/></text:p>
        </text:list-item>
      </text:list>
      <text:p text:style-name="Standard">version 3.7.9</text:p>
      <text:list xml:id="list5023173468829453019" text:style-name="L47">
        <text:list-item>
          <text:p text:style-name="P6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5876333338138173426" text:style-name="L48">
        <text:list-item>
          <text:p text:style-name="P61">added visible left, top, and bottom axes to main plot (with ticks to make easier to associate timestamp with point).<text:line-break/></text:p>
        </text:list-item>
      </text:list>
      <text:p text:style-name="Standard">version 3.7.7</text:p>
      <text:list xml:id="list5957357069641031795" text:style-name="L49">
        <text:list-item>
          <text:p text:style-name="P62">if timestamps are available in the csv file, they are used as x axis labels in the main plot.<text:line-break/></text:p>
        </text:list-item>
      </text:list>
      <text:p text:style-name="Standard"><text:soft-page-break/>version 3.7.6</text:p>
      <text:list xml:id="list1114258549651458856" text:style-name="L50">
        <text:list-item>
          <text:p text:style-name="P63">changed the way QMainWindow and Qapplication were referenced to accommodate the latest Anaconda version, which has reorganized where those modules are stored. </text:p>
          <text:p text:style-name="P63">This was causing a fatal startup error.<text:line-break/> </text:p>
        </text:list-item>
      </text:list>
      <text:p text:style-name="Standard">version 3.7.5</text:p>
      <text:list xml:id="list3252057453235854764" text:style-name="L51">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6513452425419787408" text:style-name="L52">
        <text:list-item>
          <text:p text:style-name="P6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7309843915285705370" text:style-name="L53">
        <text:list-item>
          <text:p text:style-name="P65">adds code line needed by any Mac users that are running Big Sur<text:line-break/></text:p>
        </text:list-item>
      </text:list>
      <text:p text:style-name="Standard">version 3.7.2</text:p>
      <text:list xml:id="list8563087636735506454" text:style-name="L54">
        <text:list-item>
          <text:p text:style-name="P66">fixes bug that caused all analysis attempts to 'stall'</text:p>
        </text:list-item>
      </text:list>
      <text:p text:style-name="Standard"/>
      <text:p text:style-name="Standard">version 3.7.1</text:p>
      <text:list xml:id="list1207514987123956786" text:style-name="L55">
        <text:list-item>
          <text:p text:style-name="P67">fixed a bug in the r limb angle entry<text:line-break/></text:p>
        </text:list-item>
      </text:list>
      <text:p text:style-name="Standard">version 3.7.0</text:p>
      <text:list xml:id="list6836386026931249592" text:style-name="L56">
        <text:list-item>
          <text:p text:style-name="P68">adds right-click help to ast speed label giving the equation to use if asteroid speed is not available but asteroid diameter and maximum duration are specified<text:line-break/></text:p>
        </text:list-item>
        <text:list-item>
          <text:p text:style-name="P68">adds suggestion to right-click help on penumbral fit checkbox for how to find the penumbral curve csv file that is provided for practice purposes.<text:line-break/></text:p>
        </text:list-item>
      </text:list>
      <text:p text:style-name="Standard">version 3.6.8</text:p>
      <text:list xml:id="list6434286654848362702" text:style-name="L57">
        <text:list-item>
          <text:p text:style-name="P69">adds modeling of off centerline observations to lightcurve calibration curve <text:soft-page-break/>generation<text:line-break/></text:p>
        </text:list-item>
      </text:list>
      <text:p text:style-name="Standard">version 3.6.7</text:p>
      <text:list xml:id="list3367896209637305687" text:style-name="L58">
        <text:list-item>
          <text:p text:style-name="P70">clarified the location of the Enable Manual Timestamp Entry checkbox in the pop-up message appears when there are no timestamps in the csv file.<text:line-break/></text:p>
        </text:list-item>
      </text:list>
      <text:p text:style-name="Standard">version 3.6.6</text:p>
      <text:list xml:id="list1514456286425333519" text:style-name="L59">
        <text:list-item>
          <text:p text:style-name="P7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432204306999151572" text:style-name="L60">
        <text:list-item>
          <text:p text:style-name="P7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239269297345478508" text:style-name="L61">
        <text:list-item>
          <text:p text:style-name="P73">version 3.6.2 would open .xlsx Report file on Mac, but not Windows. This version attempts to fix that (Windows needs a different command to open a file).<text:line-break/></text:p>
        </text:list-item>
      </text:list>
      <text:p text:style-name="Standard">version 3.6.2</text:p>
      <text:list xml:id="list7829866970326035524" text:style-name="L62">
        <text:list-item>
          <text:p text:style-name="P7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861513709876877415" text:style-name="L63">
        <text:list-item>
          <text:p text:style-name="P75">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8701532504428647443" text:style-name="L64">
        <text:list-item>
          <text:p text:style-name="P7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76"><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330381716620941570" text:style-name="L65">
        <text:list-item>
          <text:p text:style-name="P77">fixed another bug in penumbral curve fit and removed diagnostic printouts.<text:line-break/></text:p>
        </text:list-item>
      </text:list>
      <text:p text:style-name="Standard">version 3.5.8</text:p>
      <text:list xml:id="list6520510961331438318" text:style-name="L66">
        <text:list-item>
          <text:p text:style-name="P78">fixed a number of bugs in the penumbral curve fit code<text:line-break/></text:p>
        </text:list-item>
      </text:list>
      <text:p text:style-name="Standard">version 3.5.7</text:p>
      <text:list xml:id="list3950501221926884426" text:style-name="L67">
        <text:list-item>
          <text:p text:style-name="P7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298344976303480190" text:style-name="L68">
        <text:list-item>
          <text:p text:style-name="P8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5408288878026465939" text:style-name="L69">
        <text:list-item>
          <text:p text:style-name="P81"><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423456985109320063" text:style-name="L70">
        <text:list-item>
          <text:p text:style-name="P8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867483017971623632" text:style-name="L71">
        <text:list-item>
          <text:p text:style-name="P8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555764928538907097" text:style-name="L72">
        <text:list-item>
          <text:p text:style-name="P8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200866465866680778" text:style-name="L73">
        <text:list-item>
          <text:p text:style-name="P85">Added additional references to the North American Excel Spreadsheet report in the new section of the final report that bangs on about the start-of-exposure timing convention.<text:line-break/></text:p>
        </text:list-item>
      </text:list>
      <text:p text:style-name="Standard">version 3.5.0</text:p>
      <text:list xml:id="list955038745443377446" text:style-name="L74">
        <text:list-item>
          <text:p text:style-name="P8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86">NEW: when 'trims' have been placed, a 'write csv' process will honor those values and produce a 'trimmed' output file.<text:line-break/></text:p>
        </text:list-item>
        <text:list-item>
          <text:p text:style-name="P86">NEW: when a light curve has been 'normalized', the changed values are written <text:soft-page-break/>to the data table where, once again, a 'write csv' process will capture the results.<text:line-break/></text:p>
        </text:list-item>
        <text:list-item>
          <text:p text:style-name="P86">Added additional reminders that the start-of-exposure timestamp/timing convention is employed.</text:p>
        </text:list-item>
      </text:list>
      <text:p text:style-name="Standard"/>
      <text:p text:style-name="Standard">version 3.4.9</text:p>
      <text:list xml:id="list6065627785766377698" text:style-name="L75">
        <text:list-item>
          <text:p text:style-name="P87">Added some explanatory language to the “Excel report” section regarding the proper interpretation of the 'false positive probability' number.<text:line-break/></text:p>
        </text:list-item>
      </text:list>
      <text:p text:style-name="Standard">version 3.4.8</text:p>
      <text:list xml:id="list1854982871135706510" text:style-name="L76">
        <text:list-item>
          <text:p text:style-name="P88">This version deals more realistically with high magDrop lightcurves by defining a 'limiting magDrop' as: <text:line-break/><text:line-break/><text:tab/>limMagDrop = 2.5 * log10( B / std(A) ) <text:line-break/><text:line-break/><text:tab/>std(A) is the noise level of A.</text:p>
          <text:p text:style-name="P8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467615032094165973" text:style-name="L77">
        <text:list-item>
          <text:p text:style-name="P89">Automatically loads the correct version of Adv2<text:line-break/></text:p>
        </text:list-item>
      </text:list>
      <text:p text:style-name="Standard">version 3.4.6</text:p>
      <text:list xml:id="list4929824158549206030" text:style-name="L78">
        <text:list-item>
          <text:p text:style-name="P90">Adds AAV Version 2 file as a type that can be read (important when Do OCR check is enabled)</text:p>
        </text:list-item>
      </text:list>
      <text:p text:style-name="Standard"/>
      <text:p text:style-name="Standard">version 3.4.5</text:p>
      <text:list xml:id="list1519239678798597539" text:style-name="L79">
        <text:list-item>
          <text:p text:style-name="P91">Fixes block integration which was failing when more than 4 lightcurves were being processed.<text:line-break/><text:soft-page-break/></text:p>
        </text:list-item>
        <text:list-item>
          <text:p text:style-name="P91">Made use diff and Do OCR checkboxes sticky.<text:line-break/></text:p>
        </text:list-item>
      </text:list>
      <text:p text:style-name="Standard">version 3.4.4</text:p>
      <text:list xml:id="list7316848608185113262" text:style-name="L80">
        <text:list-item>
          <text:p text:style-name="P9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842217309937796883" text:style-name="L81">
        <text:list-item>
          <text:p text:style-name="P9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445220725768707011" text:style-name="L82">
        <text:list-item>
          <text:p text:style-name="P9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396161085532636481" text:style-name="L83">
        <text:list-item>
          <text:p text:style-name="P9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3429678358495981328" text:style-name="L84">
        <text:list-item>
          <text:p text:style-name="P9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434398096708614117" text:style-name="L85">
        <text:list-item>
          <text:p text:style-name="P97">Automatically installs cv2 if not already present. <text:s/>This package is needed for the new frame view feature.<text:line-break/></text:p>
        </text:list-item>
      </text:list>
      <text:p text:style-name="Standard">version 3.3.8</text:p>
      <text:list xml:id="list8235666936145169350" text:style-name="L86">
        <text:list-item>
          <text:p text:style-name="P9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5137316427197325930" text:style-name="L87">
        <text:list-item>
          <text:p text:style-name="P99">A new button (View frame) with an associated spinner for entry of a frame number has been added:</text:p>
          <text:p text:style-name="P9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090941826844879534" text:style-name="L88">
        <text:list-item>
          <text:p text:style-name="P10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789225095160244270" text:style-name="L89">
        <text:list-item>
          <text:p text:style-name="P10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927799237856874703" text:style-name="L90">
        <text:list-item>
          <text:p text:style-name="P10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897478026622469315" text:style-name="L91">
        <text:list-item>
          <text:p text:style-name="P10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343288582627268744" text:style-name="L92">
        <text:list-item>
          <text:p text:style-name="P104">Changed main plot so that the scroll wheel only zooms the x axis.</text:p>
        </text:list-item>
        <text:list-item>
          <text:p text:style-name="P104">Changed lightcurve plot so that it conforms properly to 'start-of-exposure'.<text:line-break/></text:p>
        </text:list-item>
      </text:list>
      <text:p text:style-name="Standard">version 3.2.8</text:p>
      <text:list xml:id="list8748658473561475143" text:style-name="L93">
        <text:list-item>
          <text:p text:style-name="P105">Changed font size in help files --- it was fine for Mac but too big for Win10<text:line-break/><text:soft-page-break/></text:p>
        </text:list-item>
      </text:list>
      <text:p text:style-name="Standard">version 3.2.7</text:p>
      <text:list xml:id="list4863790844488859350" text:style-name="L94">
        <text:list-item>
          <text:p text:style-name="P10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510311676975301488" text:style-name="L95">
        <text:list-item>
          <text:p text:style-name="P107">This is a 'cosmetic' release --- there should be NO detectable differences from version 3.2.5 in terms of functionality.</text:p>
        </text:list-item>
        <text:list-item>
          <text:p text:style-name="P107">All python files were brought into compliance with PEP 8 coding standards. <text:s/>Only I care about that.</text:p>
        </text:list-item>
        <text:list-item>
          <text:p text:style-name="P10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7">All this 'cosmetic' work is in preparation for working on PyOTE issues again.<text:line-break/> </text:p>
        </text:list-item>
      </text:list>
      <text:p text:style-name="Standard">version 3.2.5</text:p>
      <text:list xml:id="list809993408156455839" text:style-name="L96">
        <text:list-item>
          <text:p text:style-name="P10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586491954145520153" text:style-name="L97">
        <text:list-item>
          <text:p text:style-name="P109">Modified the test for newer version to accommodate the different strings returned by pip 18.1 and pip 19.0+</text:p>
        </text:list-item>
        <text:list-item>
          <text:p text:style-name="P109">Added ability to invoke PyOTE from PyMovie with an externally supplied csv file that is automatically opened.<text:line-break/></text:p>
        </text:list-item>
      </text:list>
      <text:p text:style-name="Standard">version 3.2.3</text:p>
      <text:list xml:id="list7268909782623490937" text:style-name="L98">
        <text:list-item>
          <text:p text:style-name="P11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0">Added support for the PyMovie csv format<text:line-break/></text:p>
        </text:list-item>
      </text:list>
      <text:p text:style-name="Standard">version 3.2.1</text:p>
      <text:list xml:id="list1037828799234042633" text:style-name="L99">
        <text:list-item>
          <text:p text:style-name="P11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575325686882652" text:style-name="L100">
        <text:list-item>
          <text:p text:style-name="P112">Changed GUI to better align text on min max edit boxes to avoid confusion.<text:line-break/></text:p>
        </text:list-item>
      </text:list>
      <text:p text:style-name="Standard">version 3.1.9</text:p>
      <text:list xml:id="list3212722908687968236" text:style-name="L101">
        <text:list-item>
          <text:p text:style-name="P113">Fixed a bug in the test for a min/max solution search being constrained by a too large min value.<text:line-break/></text:p>
        </text:list-item>
      </text:list>
      <text:p text:style-name="Standard">version 3.1.8</text:p>
      <text:list xml:id="list56192469991483295" text:style-name="L102">
        <text:list-item>
          <text:p text:style-name="P114">version 3.1.7 was released without an updated version history. <text:s/>Here is what was changed in 3.1.7:<text:line-break/></text:p>
        </text:list-item>
        <text:list-item>
          <text:p text:style-name="P11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294961731801327716" text:style-name="L103">
        <text:list-item>
          <text:p text:style-name="P115">Values entered in the Manual Timestamp Entry dialog box are now 'sticky', thus making corrections easy to do without requiring re-entry of all data. </text:p>
          <text:p text:style-name="P115"><text:line-break/>Also trapped is the case where a user has entered a custom frame time but failed to click the radio button indicating that it is to be used.<text:line-break/></text:p>
        </text:list-item>
      </text:list>
      <text:p text:style-name="Standard">version 3.1.5:</text:p>
      <text:list xml:id="list9132586865730813632" text:style-name="L104">
        <text:list-item>
          <text:p text:style-name="P11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2647005287061008062" text:style-name="L105">
        <text:list-item>
          <text:p text:style-name="P117">Fixed error in new dropped reading detection logic when light curve was processed in field mode.<text:line-break/></text:p>
        </text:list-item>
        <text:list-item>
          <text:p text:style-name="P117">Cleaned up some language in tooltips.<text:line-break/></text:p>
        </text:list-item>
      </text:list>
      <text:p text:style-name="Standard">version 3.1.3:</text:p>
      <text:list xml:id="list2424644573375451449" text:style-name="L106">
        <text:list-item>
          <text:p text:style-name="P11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18">Eliminated the 'entry num' column in the data matrix at the lower left of the GUI. The 'entry num' is unused and a possible source of confusion with the frame or field number for the unwary.<text:line-break/></text:p>
        </text:list-item>
        <text:list-item>
          <text:p text:style-name="P118">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2498135016108799" text:style-name="L107">
        <text:list-item>
          <text:p text:style-name="P11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66839584244949576" text:style-name="L108">
        <text:list-item>
          <text:p text:style-name="P12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0">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7257237436263514181" text:style-name="L109">
        <text:list-item>
          <text:p text:style-name="P12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545222598843651682" text:style-name="L110">
        <text:list-item>
          <text:p text:style-name="P12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849218698927616566" text:style-name="L111">
        <text:list-item>
          <text:p text:style-name="P12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283072803996871046" text:style-name="L112">
        <text:list-item>
          <text:p text:style-name="P12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000742868935297662" text:style-name="L113">
        <text:list-item>
          <text:p text:style-name="P12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554722972463990752" text:style-name="L114">
        <text:list-item>
          <text:p text:style-name="P126">Disable the Accept integration button when user overrides an automatic block analysis with a manual block selection followed by a click on the Block integrate button.<text:line-break/></text:p>
        </text:list-item>
      </text:list>
      <text:p text:style-name="Standard">version 2.1.4:</text:p>
      <text:list xml:id="list4750068415830990930" text:style-name="L115">
        <text:list-item>
          <text:p text:style-name="P127">Corrected a bug that kept manual selection of block integration from being performed after a refusal to accept the automatic block analysis results.<text:line-break/></text:p>
        </text:list-item>
      </text:list>
      <text:p text:style-name="Standard">version 2.1.3:</text:p>
      <text:list xml:id="list4746043490710776077" text:style-name="L116">
        <text:list-item>
          <text:p text:style-name="P128">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5790753246901777805" text:style-name="L117">
        <text:list-item>
          <text:p text:style-name="P12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325884432723577225" text:style-name="L118">
        <text:list-item>
          <text:p text:style-name="P130">Added progress bar tracking of block integration analysis because it can take an extended amount of time to complete the analysis when the light curve has many points.<text:line-break/></text:p>
        </text:list-item>
      </text:list>
      <text:p text:style-name="Standard">version 2.1.0</text:p>
      <text:list xml:id="list5765571030424073552" text:style-name="L119">
        <text:list-item>
          <text:p text:style-name="P13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6771909956544738001" text:style-name="L120">
        <text:list-item>
          <text:p text:style-name="P132">Made the selection of Tooltip display 'sticky'</text:p>
        </text:list-item>
        <text:list-item>
          <text:p text:style-name="P132">Duration calculation when D and R span midnight now handled correctly</text:p>
        </text:list-item>
      </text:list>
      <text:p text:style-name="Standard"/>
      <text:p text:style-name="Standard">version 2.0.8</text:p>
      <text:list xml:id="list741068099501708349" text:style-name="L121">
        <text:list-item>
          <text:p text:style-name="P133">toolTips changed to invoke and display in a custom dialog box that can be moved and resized to better accommodate legacy displays</text:p>
        </text:list-item>
        <text:list-item>
          <text:p text:style-name="P133">Calc flash timing calculation fixed to properly deal with the non-integer frame numbers that can result from field processed csv files</text:p>
        </text:list-item>
        <text:list-item>
          <text:p text:style-name="P133">Flash timing has been verified to work with integrated light curves</text:p>
        </text:list-item>
        <text:list-item>
          <text:p text:style-name="P13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017990124408774141" text:style-name="L122">
        <text:list-item>
          <text:p text:style-name="P134">Adds a button to calculate the edge position of an LED timing flash.</text:p>
        </text:list-item>
        <text:list-item>
          <text:p text:style-name="P13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4">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134">Adds a checkbox to force manual entry of timestamp info. <text:s/>This is useful when OCR on a VTI timed light curve has catastrophic errors. <text:s/>It is always employed when using LED flash timing.</text:p>
        </text:list-item>
      </text:list>
      <text:list xml:id="list6219082736979087416" text:style-name="L123">
        <text:list-item>
          <text:p text:style-name="P13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44211083685044298" text:style-name="L124">
        <text:list-item>
          <text:p text:style-name="P13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604141040823201652" text:style-name="L125">
        <text:list-item>
          <text:p text:style-name="P137">files generated by pyote now contain PYOTE in the filename.<text:line-break/></text:p>
        </text:list-item>
        <text:list-item>
          <text:p text:style-name="P13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370597488950431746" text:style-name="L126">
        <text:list-item>
          <text:p text:style-name="P13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046116405281441104" text:style-name="L127">
        <text:list-item>
          <text:p text:style-name="P13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832746927837893783" text:style-name="L128">
        <text:list-item>
          <text:p text:style-name="P14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011622672624588328" text:style-name="L129">
        <text:list-item>
          <text:p text:style-name="P141">improved handling of D and R region selection so that one cannot enter an invalid configuration --- automatic corrections/changes are applied.<text:line-break/></text:p>
        </text:list-item>
        <text:list-item>
          <text:p text:style-name="P141">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14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776165552840580359" text:style-name="L130">
        <text:list-item>
          <text:p text:style-name="P142">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7344281719339567082" text:style-name="L131">
        <text:list-item>
          <text:p text:style-name="P14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866804268246816537" text:style-name="L132">
        <text:list-item>
          <text:p text:style-name="P144">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876933611485657260" text:style-name="L133">
        <text:list-item>
          <text:p text:style-name="P14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203718060137907192" text:style-name="L134">
        <text:list-item>
          <text:p text:style-name="P14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5T20:10:42</dc:date>
    <meta:editing-cycles>172</meta:editing-cycles>
    <meta:editing-duration>P1DT1H46M12S</meta:editing-duration>
    <dc:creator>Robert Anderson</dc:creator>
    <meta:document-statistic meta:table-count="0" meta:image-count="3" meta:object-count="0" meta:page-count="25" meta:paragraph-count="359" meta:word-count="9630" meta:character-count="56108"/>
    <meta:template xlink:type="simple" xlink:actuate="onRequest" xlink:title="" xlink:href="Normal"/>
  </office:meta>
</office:document-meta>
</file>